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4">Secur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FAILURE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0"><text:bookmark text:name="SecondConnection"/><text:line-break/>2. FAILURE - Second telnet connection to port 6200 failed. If the first connection succeeded, but then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0"><text:bookmark text:name="IfRoot"/><text:line-break/>3. FAILURE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00:14:25.090443596</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70" meta:character-count="4489" meta:non-whitespace-character-count="3737"/>
  </office:meta>
</office:document-meta>
</file>